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7F0000017FC33D7BAD.jpg" manifest:media-type="image/jpeg"/>
  <manifest:file-entry manifest:full-path="Pictures/10000201000001BF0000021B5284312E.png" manifest:media-type="image/png"/>
  <manifest:file-entry manifest:full-path="Pictures/1000000000000108000000F3B110FCF5.png" manifest:media-type="image/png"/>
  <manifest:file-entry manifest:full-path="Pictures/10000000000001110000021B93CCF116.jpg" manifest:media-type="image/jpeg"/>
  <manifest:file-entry manifest:full-path="Pictures/100000000000015B00000113CEDBB46E.jpg" manifest:media-type="image/jpeg"/>
  <manifest:file-entry manifest:full-path="Pictures/10000000000000CB000001AFFACF3E5A.jpg" manifest:media-type="image/jpeg"/>
  <manifest:file-entry manifest:full-path="Pictures/10000000000000CB000001AF18F53803.jpg" manifest:media-type="image/jpeg"/>
  <manifest:file-entry manifest:full-path="Pictures/10000000000001A30000024B0B05CB4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00ae00" draw:marker-start="Square" draw:marker-start-width="0.279cm" draw:marker-end-width="0.279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 fo:wrap-option="no-wrap"/>
    </style:style>
    <style:style style:name="gr3" style:family="graphic" style:parent-style-name="objectwithoutfill">
      <style:graphic-properties draw:stroke="dash" draw:stroke-dash="Ultrafine_20_2_20_Dots_20_3_20_Dashes" svg:stroke-width="0.051cm" draw:marker-start-width="0.276cm" draw:marker-end-width="0.276cm" svg:stroke-opacity="50%" draw:stroke-linejoin="none" draw:fill="none" draw:textarea-vertical-align="middle" fo:padding-top="0.15cm" fo:padding-bottom="0.15cm" fo:padding-left="0.275cm" fo:padding-right="0.275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stroke="dash" draw:stroke-dash="Ultrafine_20_2_20_Dots_20_3_20_Dashes" svg:stroke-width="0.102cm" svg:stroke-color="#999999" draw:marker-start-width="0.432cm" draw:marker-end-width="0.432cm" svg:stroke-opacity="100%" draw:stroke-linejoin="none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draw:stroke="dash" draw:stroke-dash="Fine_20_Dashed" svg:stroke-width="0.254cm" svg:stroke-color="#999999" draw:marker-start-width="0.89cm" draw:marker-end-width="0.89cm" svg:stroke-opacity="100%" draw:stroke-linejoin="none" draw:fill="none" draw:textarea-vertical-align="middle" fo:padding-top="0.251cm" fo:padding-bottom="0.251cm" fo:padding-left="0.376cm" fo:padding-right="0.376cm" draw:shadow-offset-x="0.203cm" draw:shadow-offset-y="0.203cm"/>
    </style:style>
    <style:style style:name="gr7" style:family="graphic" style:parent-style-name="standard">
      <style:graphic-properties draw:stroke="none" svg:stroke-color="#000000" draw:fill="solid" draw:fill-color="#ffffff" fo:min-height="0.556cm" draw:shadow-offset-x="0.203cm" draw:shadow-offset-y="0.203cm"/>
    </style:style>
    <style:style style:name="gr8" style:family="graphic" style:parent-style-name="standard">
      <style:graphic-properties draw:stroke="none" svg:stroke-color="#000000" draw:fill="solid" draw:fill-color="#ffffff" fo:min-height="0.512cm" draw:shadow-offset-x="0.203cm" draw:shadow-offset-y="0.203cm"/>
    </style:style>
    <style:style style:name="gr9" style:family="graphic" style:parent-style-name="standard">
      <style:graphic-properties draw:stroke="none" svg:stroke-color="#000000" draw:fill="solid" draw:fill-color="#ffffff" fo:min-height="0.442cm" draw:shadow-offset-x="0.203cm" draw:shadow-offset-y="0.203cm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fo:min-height="0.323cm" draw:shadow-offset-x="0.203cm" draw:shadow-offset-y="0.203cm"/>
    </style:style>
    <style:style style:name="gr12" style:family="graphic" style:parent-style-name="Object_20_with_20_no_20_fill_20_and_20_no_20_line">
      <style:graphic-properties draw:stroke="solid" svg:stroke-width="0.051cm" draw:marker-start-width="0.355cm" draw:marker-end-width="0.35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fo:min-height="0.442cm" draw:shadow-offset-x="0.203cm" draw:shadow-offset-y="0.203cm"/>
    </style:style>
    <style:style style:name="gr14" style:family="graphic" style:parent-style-name="standard">
      <style:graphic-properties draw:stroke="none" draw:fill-color="#00cc00" draw:textarea-horizontal-align="justify" draw:textarea-vertical-align="middle" draw:auto-grow-height="false"/>
    </style:style>
    <style:style style:name="gr15" style:family="graphic" style:parent-style-name="standard">
      <style:graphic-properties svg:stroke-width="0.051cm" svg:stroke-color="#00cc00" draw:marker-start-width="0.355cm" draw:marker-end-width="0.355cm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svg:stroke-width="0.051cm" svg:stroke-color="#00cc00" draw:marker-start-width="0.355cm" draw:marker-end-width="0.355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svg:stroke-color="#00cc00" draw:marker-start-width="0.355cm" draw:marker-end-width="0.355cm" draw:fill-color="#ffffff" draw:textarea-horizontal-align="justify" draw:textarea-vertical-align="middle" draw:auto-grow-height="false" fo:min-height="0.335cm" fo:min-width="4.276cm" fo:padding-top="0.15cm" fo:padding-bottom="0.15cm" fo:padding-left="0.275cm" fo:padding-right="0.275cm"/>
    </style:style>
    <style:style style:name="gr18" style:family="graphic" style:parent-style-name="standard">
      <style:graphic-properties draw:stroke="none" draw:fill-color="#00cc00" draw:textarea-horizontal-align="justify" draw:textarea-vertical-align="middle" draw:auto-grow-height="false" fo:min-height="0.131cm" fo:min-width="0cm"/>
    </style:style>
    <style:style style:name="gr19" style:family="graphic" style:parent-style-name="Default_5f_1">
      <style:graphic-properties draw:stroke="none" svg:stroke-color="#000000" draw:fill="none" draw:fill-color="#ffffff" fo:min-height="0.442cm" draw:shadow-offset-x="0.203cm" draw:shadow-offset-y="0.203cm"/>
    </style:style>
    <style:style style:name="gr20" style:family="graphic" style:parent-style-name="Default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Default_5f_1">
      <style:graphic-properties svg:stroke-width="0.051cm" svg:stroke-color="#00cc00" draw:marker-start-width="0.355cm" draw:marker-end-width="0.355cm" draw:fill-color="#ffffff" draw:textarea-horizontal-align="justify" draw:textarea-vertical-align="middle" draw:auto-grow-height="false" fo:min-height="0.335cm" fo:min-width="1.609cm" fo:padding-top="0.15cm" fo:padding-bottom="0.15cm" fo:padding-left="0.275cm" fo:padding-right="0.275cm"/>
    </style:style>
    <style:style style:name="gr22" style:family="graphic" style:parent-style-name="Default_5f_1">
      <style:graphic-properties draw:stroke="none" draw:fill-color="#00cc00" draw:textarea-horizontal-align="justify" draw:textarea-vertical-align="middle" draw:auto-grow-height="false" fo:min-height="0.131cm" fo:min-width="0cm"/>
    </style:style>
    <style:style style:name="gr23" style:family="graphic" style:parent-style-name="Default_5f_1">
      <style:graphic-properties svg:stroke-width="0.051cm" svg:stroke-color="#00cc00" draw:marker-start-width="0.355cm" draw:marker-end-width="0.355cm" draw:textarea-vertical-align="middle" fo:padding-top="0.15cm" fo:padding-bottom="0.15cm" fo:padding-left="0.275cm" fo:padding-right="0.275cm"/>
    </style:style>
    <style:style style:name="gr24" style:family="graphic" style:parent-style-name="Default_5f_1">
      <style:graphic-properties svg:stroke-width="0.051cm" svg:stroke-color="#00cc00" draw:marker-start-width="0.355cm" draw:marker-end-width="0.355cm" draw:fill-color="#ffffff" draw:textarea-horizontal-align="justify" draw:textarea-vertical-align="middle" draw:auto-grow-height="false" fo:min-height="0.335cm" fo:min-width="4.784cm" fo:padding-top="0.15cm" fo:padding-bottom="0.15cm" fo:padding-left="0.275cm" fo:padding-right="0.275cm"/>
    </style:style>
    <style:style style:name="gr25" style:family="graphic" style:parent-style-name="Default_5f_1">
      <style:graphic-properties svg:stroke-width="0.051cm" svg:stroke-color="#00cc00" draw:marker-start-width="0.355cm" draw:marker-end-width="0.355cm" draw:fill-color="#ffffff" draw:textarea-horizontal-align="justify" draw:textarea-vertical-align="middle" draw:auto-grow-height="false" fo:min-height="0.335cm" fo:min-width="4.53cm" fo:padding-top="0.15cm" fo:padding-bottom="0.15cm" fo:padding-left="0.275cm" fo:padding-right="0.275cm"/>
    </style:style>
    <style:style style:name="gr26" style:family="graphic" style:parent-style-name="Default_5f_1">
      <style:graphic-properties svg:stroke-width="0.051cm" svg:stroke-color="#00cc00" draw:marker-start-width="0.355cm" draw:marker-end-width="0.355cm" draw:fill-color="#ffffff" draw:textarea-horizontal-align="justify" draw:textarea-vertical-align="middle" draw:auto-grow-height="false" fo:min-height="0.335cm" fo:min-width="4.276cm" fo:padding-top="0.15cm" fo:padding-bottom="0.15cm" fo:padding-left="0.275cm" fo:padding-right="0.275cm"/>
    </style:style>
    <style:style style:name="gr2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.651cm)" draw:image-opacity="100%" style:mirror="none"/>
    </style:style>
    <style:style style:name="gr28" style:family="graphic" style:parent-style-name="standard">
      <style:graphic-properties svg:stroke-width="0.051cm" svg:stroke-color="#00ae00" draw:marker-start="Square" draw:marker-start-width="0.279cm" draw:marker-end-width="0.279cm" draw:fill="solid" draw:fill-color="#ffffff" draw:textarea-horizontal-align="justify" draw:textarea-vertical-align="middle" draw:auto-grow-height="false" fo:min-height="0.335cm" fo:min-width="1.993cm" fo:padding-top="0.15cm" fo:padding-bottom="0.15cm" fo:padding-left="0.275cm" fo:padding-right="0.275cm" fo:wrap-option="no-wrap"/>
    </style:style>
    <style:style style:name="gr29" style:family="graphic" style:parent-style-name="standard">
      <style:graphic-properties svg:stroke-width="0.051cm" svg:stroke-color="#00ae00" draw:marker-start="Square" draw:marker-start-width="0.279cm" draw:marker-end-width="0.279cm" draw:fill="none" draw:textarea-horizontal-align="justify" draw:textarea-vertical-align="middle" draw:auto-grow-height="false" fo:min-height="0.335cm" fo:min-width="1.993cm" fo:padding-top="0.15cm" fo:padding-bottom="0.15cm" fo:padding-left="0.275cm" fo:padding-right="0.275cm" fo:wrap-option="no-wrap"/>
    </style:style>
    <style:style style:name="gr30" style:family="graphic" style:parent-style-name="standard">
      <style:graphic-properties svg:stroke-color="#9999ff" draw:fill="gradient" draw:fill-color="#729fcf" draw:fill-gradient-name="veryPaleBlue" draw:textarea-horizontal-align="justify" draw:textarea-vertical-align="middle" draw:auto-grow-height="false" fo:min-height="0.502cm" fo:min-width="0.328cm" draw:shadow-offset-x="0.203cm" draw:shadow-offset-y="0.203cm"/>
    </style:style>
    <style:style style:name="gr31" style:family="graphic" style:parent-style-name="objectwithoutfill">
      <style:graphic-properties svg:stroke-width="0.051cm" svg:stroke-color="#0000cc" draw:marker-start-width="0.276cm" draw:marker-end="Arrow" draw:marker-end-width="0.229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  <style:text-properties fo:font-style="italic" style:font-style-asian="italic" style:font-style-complex="italic"/>
    </style:style>
    <style:style style:name="P4" style:family="paragraph">
      <loext:graphic-properties draw:fill="solid" draw:fill-color="#ffffff"/>
      <style:paragraph-properties fo:text-align="center"/>
      <style:text-properties fo:font-size="18pt" fo:font-style="italic" style:font-style-asian="italic" style:font-style-complex="italic"/>
    </style:style>
    <style:style style:name="P5" style:family="paragraph">
      <loext:graphic-properties draw:fill="solid" draw:fill-color="#ffffff"/>
      <style:text-properties fo:font-weight="bold" style:font-weight-asian="bold" style:font-weight-complex="bold"/>
    </style:style>
    <style:style style:name="P6" style:family="paragraph">
      <loext:graphic-properties draw:fill="solid" draw:fill-color="#ffffff"/>
      <style:text-properties fo:font-weight="normal" style:font-weight-asian="normal" style:font-weight-complex="normal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none" draw:fill-color="#ffffff"/>
      <style:text-properties fo:color="#0066cc" fo:font-size="8pt" fo:font-weight="normal" style:font-size-asian="8pt" style:font-weight-asian="normal" style:font-size-complex="8pt" style:font-weight-complex="normal"/>
    </style:style>
    <style:style style:name="P9" style:family="paragraph">
      <loext:graphic-properties draw:fill="none" draw:fill-color="#ffffff"/>
      <style:paragraph-properties fo:text-align="center"/>
      <style:text-properties fo:font-weight="normal" style:font-weight-asian="normal" style:font-weight-complex="normal"/>
    </style:style>
    <style:style style:name="P10" style:family="paragraph">
      <loext:graphic-properties draw:fill-color="#00cc00"/>
      <style:paragraph-properties fo:text-align="center"/>
    </style:style>
    <style:style style:name="P11" style:family="paragraph">
      <loext:graphic-properties draw:fill-color="#ffffff"/>
      <style:paragraph-properties fo:text-align="center"/>
      <style:text-properties fo:font-size="18pt" fo:font-style="italic" style:font-style-asian="italic" style:font-style-complex="italic"/>
    </style:style>
    <style:style style:name="P12" style:family="paragraph">
      <style:paragraph-properties fo:text-align="center"/>
      <style:text-properties fo:font-size="18pt"/>
    </style:style>
    <style:style style:name="P13" style:family="paragraph">
      <loext:graphic-properties draw:fill="none" draw:fill-color="#ffffff"/>
      <style:paragraph-properties fo:text-align="center"/>
      <style:text-properties fo:font-size="18pt" fo:font-weight="normal" style:font-weight-asian="normal" style:font-weight-complex="normal"/>
    </style:style>
    <style:style style:name="P14" style:family="paragraph">
      <loext:graphic-properties draw:fill="solid" draw:fill-color="#ffffff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15" style:family="paragraph">
      <loext:graphic-properties draw:fill="non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16" style:family="paragraph">
      <loext:graphic-properties draw:fill="gradient" draw:fill-color="#729fcf" draw:fill-gradient-name="veryPaleBlue"/>
      <style:paragraph-properties fo:text-align="center"/>
      <style:text-properties fo:color="#0000ff" fo:font-size="9pt" fo:font-weight="bold" style:font-size-asian="9pt" style:font-weight-asian="bold" style:font-size-complex="9pt" style:font-weight-complex="bold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color="#0066cc" fo:font-size="8pt" fo:font-weight="normal" style:font-size-asian="8pt" style:font-weight-asian="normal" style:font-size-complex="8pt" style:font-weight-complex="normal"/>
    </style:style>
    <style:style style:name="T5" style:family="text">
      <style:text-properties fo:color="#0000ff" fo:font-size="7pt" fo:font-weight="bold" style:font-size-asian="7pt" style:font-weight-asian="bold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085cm" svg:height="15.53cm" svg:x="5.155cm" svg:y="1.635cm">
          <draw:image xlink:href="Pictures/10000000000001A30000024B0B05CB49.jpg" xlink:type="simple" xlink:show="embed" xlink:actuate="onLoad">
            <text:p/>
          </draw:image>
        </draw:frame>
        <draw:frame draw:style-name="gr1" draw:text-style-name="P1" draw:layer="layout" svg:width="5.37cm" svg:height="11.403cm" svg:x="14.97cm" svg:y="2.678cm">
          <draw:image xlink:href="Pictures/10000000000000CB000001AF18F53803.jpg" xlink:type="simple" xlink:show="embed" xlink:actuate="onLoad">
            <text:p/>
          </draw:image>
        </draw:frame>
        <draw:custom-shape draw:style-name="gr2" draw:text-style-name="P3" draw:layer="layout" svg:width="5.086cm" svg:height="0.762cm" svg:x="11.027cm" svg:y="1.889cm">
          <text:p text:style-name="P2"><text:span text:style-name="T1">doJPEG2000_startActivity</text:span></text:p>
          <draw:enhanced-geometry svg:viewBox="0 0 21600 21600" draw:mirror-horizontal="true" draw:type="line-callout-2" draw:modifiers="-6441.36033025359 67574.3119266055 -1288.97917724733 68168.8073394495 -1040.29880086495 15683.355176933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" draw:text-style-name="P3" draw:layer="layout" svg:width="5.154cm" svg:height="0.762cm" svg:x="11.34cm" svg:y="14.208cm">
          <text:p text:style-name="P2"><text:span text:style-name="T1">doJPEG2000_finishActivity</text:span></text:p>
          <draw:enhanced-geometry svg:viewBox="0 0 21600 21600" draw:mirror-horizontal="true" draw:type="line-callout-2" draw:modifiers="-4642.63821532493 -28139.4495412844 -1043.23404255319 -27035.3866317169 -1022.38603297769 15683.355176933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" draw:text-style-name="P3" draw:layer="layout" svg:width="4.699cm" svg:height="0.635cm" svg:x="6.18cm" svg:y="4.81cm">
          <text:p text:style-name="P2"><text:span text:style-name="T1">BatteryHigh_entering</text:span></text:p>
          <draw:enhanced-geometry svg:viewBox="0 0 21600 21600" draw:mirror-horizontal="true" draw:type="line-callout-2" draw:modifiers="-10643.7446808511 58415.0943396226 -1139.74468085106 59162.2641509434 -1130.55319148936 18849.056603773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" draw:text-style-name="P3" draw:layer="layout" svg:width="4.699cm" svg:height="0.635cm" svg:x="6.561cm" svg:y="7.731cm">
          <text:p text:style-name="P2"><text:span text:style-name="T1">BatteryHigh_leaving</text:span></text:p>
          <draw:enhanced-geometry svg:viewBox="0 0 21600 21600" draw:mirror-horizontal="true" draw:type="line-callout-2" draw:modifiers="-8529.70212765958 -2139.62264150943 -1089.1914893617 -577.358490566038 -1130.55319148936 18849.056603773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1" draw:text-style-name="P1" draw:layer="layout" svg:width="5.37cm" svg:height="11.403cm" svg:x="0.365cm" svg:y="4.837cm">
          <draw:image xlink:href="Pictures/10000000000000CB000001AFFACF3E5A.jpg" xlink:type="simple" xlink:show="embed" xlink:actuate="onLoad">
            <text:p/>
          </draw:image>
        </draw:frame>
        <draw:line draw:style-name="gr3" draw:text-style-name="P1" draw:layer="layout" svg:x1="7.35cm" svg:y1="12.303cm" svg:x2="5.445cm" svg:y2="15.605cm">
          <text:p/>
        </draw:line>
        <draw:line draw:style-name="gr3" draw:text-style-name="P1" draw:layer="layout" svg:x1="7.35cm" svg:y1="10.144cm" svg:x2="5.318cm" svg:y2="5.191cm">
          <text:p/>
        </draw:line>
        <draw:line draw:style-name="gr3" draw:text-style-name="P1" draw:layer="layout" svg:x1="15.478cm" svg:y1="3.032cm" svg:x2="13.192cm" svg:y2="5.953cm">
          <text:p/>
        </draw:line>
        <draw:line draw:style-name="gr3" draw:text-style-name="P1" draw:layer="layout" svg:x1="15.224cm" svg:y1="13.446cm" svg:x2="13.192cm" svg:y2="8.239cm">
          <text:p/>
        </draw:line>
      </draw:page>
      <draw:page draw:name="page2" draw:style-name="dp1" draw:master-page-name="Default">
        <draw:frame draw:style-name="gr4" draw:text-style-name="P1" draw:layer="layout" svg:width="9.18cm" svg:height="7.275cm" svg:x="16.632cm" svg:y="17.891cm">
          <draw:image xlink:href="Pictures/100000000000015B00000113CEDBB46E.jpg" xlink:type="simple" xlink:show="embed" xlink:actuate="onLoad">
            <text:p/>
          </draw:image>
        </draw:frame>
        <draw:frame draw:style-name="gr1" draw:text-style-name="P1" draw:layer="layout" svg:width="11.085cm" svg:height="15.53cm" svg:x="15.569cm" svg:y="25.729cm">
          <draw:image xlink:href="Pictures/10000000000001A30000024B0B05CB49.jpg" xlink:type="simple" xlink:show="embed" xlink:actuate="onLoad">
            <text:p/>
          </draw:image>
        </draw:frame>
        <draw:frame draw:style-name="gr1" draw:text-style-name="P1" draw:layer="layout" svg:width="5.37cm" svg:height="11.403cm" svg:x="25.384cm" svg:y="26.772cm">
          <draw:image xlink:href="Pictures/10000000000000CB000001AF18F53803.jpg" xlink:type="simple" xlink:show="embed" xlink:actuate="onLoad">
            <text:p/>
          </draw:image>
        </draw:frame>
        <draw:custom-shape draw:style-name="gr2" draw:text-style-name="P4" draw:layer="layout" svg:width="5.086cm" svg:height="0.762cm" svg:x="24.732cm" svg:y="26.019cm">
          <text:p text:style-name="P2"><text:span text:style-name="T1">doJPEG2000_startActivity</text:span></text:p>
          <draw:enhanced-geometry svg:viewBox="0 0 21600 21600" draw:mirror-horizontal="true" draw:type="line-callout-2" draw:modifiers="8301.15981914685 67036.4351245085 -1057.28327108315 67036.4351245085 -1040.29880086495 15683.355176933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" draw:text-style-name="P4" draw:layer="layout" svg:width="5.154cm" svg:height="0.762cm" svg:x="19.669cm" svg:y="37.576cm">
          <text:p text:style-name="P2"><text:span text:style-name="T1">doJPEG2000_finishActivity</text:span></text:p>
          <draw:enhanced-geometry svg:viewBox="0 0 21600 21600" draw:mirror-horizontal="true" draw:type="line-callout-2" draw:modifiers="-13563.3753637245 -10814.1546526868 -1198.37051406402 -10078.1127129751 -1022.38603297769 15683.355176933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" draw:text-style-name="P4" draw:layer="layout" svg:width="4.699cm" svg:height="0.635cm" svg:x="16.594cm" svg:y="28.904cm">
          <text:p text:style-name="P2"><text:span text:style-name="T1">BatteryHigh_entering</text:span></text:p>
          <draw:enhanced-geometry svg:viewBox="0 0 21600 21600" draw:mirror-horizontal="true" draw:type="line-callout-2" draw:modifiers="-10744.8510638298 50196.2264150943 -1250.04255319149 50977.358490566 -1130.55319148936 18849.056603773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" draw:text-style-name="P4" draw:layer="layout" svg:width="4.699cm" svg:height="0.635cm" svg:x="16.475cm" svg:y="31.861cm">
          <text:p text:style-name="P2"><text:span text:style-name="T1">BatteryHigh_leaving</text:span></text:p>
          <draw:enhanced-geometry svg:viewBox="0 0 21600 21600" draw:mirror-horizontal="true" draw:type="line-callout-2" draw:modifiers="-11613.4468085106 8083.01886792453 -1263.82978723404 8083.01886792453 -1130.55319148936 18849.056603773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line draw:style-name="gr5" draw:text-style-name="P1" draw:layer="layout" svg:x1="25.638cm" svg:y1="37.54cm" svg:x2="23.606cm" svg:y2="32.333cm">
          <text:p/>
        </draw:line>
        <draw:line draw:style-name="gr6" draw:text-style-name="P1" draw:layer="layout" svg:x1="30.337cm" svg:y1="25.511cm" svg:x2="11.541cm" svg:y2="25.511cm">
          <text:p/>
        </draw:line>
        <draw:frame draw:style-name="gr7" draw:text-style-name="P5" draw:layer="layout" svg:width="1.27cm" svg:height="0.806cm" svg:x="24.676cm" svg:y="38.565cm">
          <draw:text-box>
            <text:p><text:span text:style-name="T2">ms</text:span></text:p>
          </draw:text-box>
        </draw:frame>
        <draw:frame draw:style-name="gr8" draw:text-style-name="P6" draw:layer="layout" svg:width="1.116cm" svg:height="0.762cm" svg:x="18.072cm" svg:y="37.536cm">
          <draw:text-box>
            <text:p><text:span text:style-name="T3">ms</text:span></text:p>
          </draw:text-box>
        </draw:frame>
        <draw:frame draw:style-name="gr8" draw:text-style-name="P6" draw:layer="layout" svg:width="1.116cm" svg:height="0.762cm" svg:x="23.987cm" svg:y="27.67cm">
          <draw:text-box>
            <text:p><text:span text:style-name="T3">ms</text:span></text:p>
          </draw:text-box>
        </draw:frame>
        <draw:frame draw:style-name="gr9" draw:text-style-name="P6" draw:layer="layout" svg:width="2.132cm" svg:height="0.692cm" svg:x="17.429cm" svg:y="37.476cm">
          <draw:text-box>
            <text:p><text:span text:style-name="T3">40 on ms</text:span></text:p>
          </draw:text-box>
        </draw:frame>
        <draw:frame draw:style-name="gr8" draw:text-style-name="P6" draw:layer="layout" svg:width="4.037cm" svg:height="0.762cm" svg:x="19.061cm" svg:y="26.119cm">
          <draw:text-box>
            <text:p text:style-name="P2"><text:span text:style-name="T3">CameraControl</text:span></text:p>
          </draw:text-box>
        </draw:frame>
        <draw:custom-shape draw:style-name="gr10" draw:text-style-name="P7" draw:layer="layout" svg:width="3.429cm" svg:height="0.635cm" svg:x="19.288cm" svg:y="27.035cm"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2.259cm" svg:height="0.573cm" svg:x="22.544cm" svg:y="31.48cm">
          <draw:text-box>
            <text:p><text:span text:style-name="T4">doJPEG2000</text:span></text:p>
          </draw:text-box>
        </draw:frame>
        <draw:frame draw:style-name="gr11" draw:text-style-name="P8" draw:layer="layout" svg:width="2.259cm" svg:height="0.573cm" svg:x="17.075cm" svg:y="35.606cm">
          <draw:text-box>
            <text:p><text:span text:style-name="T4">doJPEG</text:span></text:p>
          </draw:text-box>
        </draw:frame>
        <draw:frame draw:style-name="gr9" draw:text-style-name="P6" draw:layer="layout" svg:width="2.132cm" svg:height="0.692cm" svg:x="23.298cm" svg:y="27.67cm">
          <draw:text-box>
            <text:p><text:span text:style-name="T3">40 on ms</text:span></text:p>
          </draw:text-box>
        </draw:frame>
        <draw:line draw:style-name="gr5" draw:text-style-name="P1" draw:layer="layout" svg:x1="25.892cm" svg:y1="27.126cm" svg:x2="23.606cm" svg:y2="30.047cm">
          <text:p/>
        </draw:line>
        <draw:custom-shape draw:style-name="gr2" draw:text-style-name="P4" draw:layer="layout" svg:width="3.937cm" svg:height="0.762cm" svg:x="14.671cm" svg:y="41.259cm">
          <text:p text:style-name="P2"><text:span text:style-name="T1">BatteryisLow_ocurrs</text:span></text:p>
          <draw:enhanced-geometry svg:viewBox="0 0 21600 21600" draw:mirror-horizontal="true" draw:type="line-callout-2" draw:modifiers="6296.80040629761 -21600 -1228.64398171661 -22307.7326343381 -1338.34433722702 15683.355176933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" draw:text-style-name="P4" draw:layer="layout" svg:width="3.937cm" svg:height="0.762cm" svg:x="19.489cm" svg:y="41.286cm">
          <text:p text:style-name="P2"><text:span text:style-name="T1">BatteryisHigh_ocurrs</text:span></text:p>
          <draw:enhanced-geometry svg:viewBox="0 0 21600 21600" draw:mirror-horizontal="true" draw:type="line-callout-2" draw:modifiers="12834.9415947181 -22364.3512450852 -1409.64956830879 -21684.9279161206 -1338.34433722702 15683.355176933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" draw:text-style-name="P4" draw:layer="layout" svg:width="2.032cm" svg:height="0.762cm" svg:x="26.019cm" svg:y="39.481cm">
          <text:p text:style-name="P2"><text:span text:style-name="T1">ms_ticks</text:span></text:p>
          <draw:enhanced-geometry svg:viewBox="0 0 21600 21600" draw:mirror-horizontal="true" draw:type="line-callout-2" draw:modifiers="23416.8224299065 -13899.868938401 -2348.05705853419 -13899.868938401 -2581.80029513035 15683.355176933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" draw:text-style-name="P4" draw:layer="layout" svg:width="5.08cm" svg:height="0.762cm" svg:x="24.025cm" svg:y="22.209cm">
          <text:p text:style-name="P2"><text:span text:style-name="T1">BatteryisLow_startAction</text:span></text:p>
          <draw:enhanced-geometry svg:viewBox="0 0 21600 21600" draw:mirror-horizontal="true" draw:type="line-callout-2" draw:modifiers="24805.353276914 52626.998689384 -1024.52273174572 52626.998689384 -1033.02499507971 15683.355176933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" draw:text-style-name="P4" draw:layer="layout" svg:width="5.08cm" svg:height="0.762cm" svg:x="11.833cm" svg:y="22.463cm">
          <text:p text:style-name="P2"><text:span text:style-name="T1">BatteryisHigh_startAction</text:span></text:p>
          <draw:enhanced-geometry svg:viewBox="0 0 21600 21600" draw:mirror-horizontal="true" draw:type="line-callout-2" draw:modifiers="-10610.8246408187 51041.6775884666 -930.997835071836 51041.6775884666 -1033.02499507971 15683.355176933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</draw:page>
      <draw:page draw:name="page3" draw:style-name="dp1" draw:master-page-name="Default">
        <draw:frame draw:style-name="gr12" draw:text-style-name="P1" draw:layer="layout" svg:width="6.984cm" svg:height="6.428cm" svg:x="17.332cm" svg:y="18.41cm">
          <draw:image xlink:href="Pictures/1000000000000108000000F3B110FCF5.png" xlink:type="simple" xlink:show="embed" xlink:actuate="onLoad">
            <text:p/>
          </draw:image>
        </draw:frame>
        <draw:frame draw:style-name="gr12" draw:text-style-name="P1" draw:layer="layout" svg:width="11.826cm" svg:height="14.26cm" svg:x="11.209cm" svg:y="25.235cm">
          <draw:image xlink:href="Pictures/10000201000001BF0000021B5284312E.png" xlink:type="simple" xlink:show="embed" xlink:actuate="onLoad">
            <text:p/>
          </draw:image>
        </draw:frame>
        <draw:frame draw:style-name="gr13" draw:text-style-name="P9" draw:layer="layout" svg:width="4.037cm" svg:height="0.692cm" svg:x="14.526cm" svg:y="25.262cm">
          <draw:text-box>
            <text:p text:style-name="P2"><text:span text:style-name="T3">CameraControl</text:span></text:p>
          </draw:text-box>
        </draw:frame>
        <draw:frame draw:style-name="gr1" draw:text-style-name="P1" draw:layer="layout" svg:width="5.37cm" svg:height="11.403cm" svg:x="23.479cm" svg:y="25.157cm">
          <draw:image xlink:href="Pictures/10000000000000CB000001AF18F53803.jpg" xlink:type="simple" xlink:show="embed" xlink:actuate="onLoad">
            <text:p/>
          </draw:image>
        </draw:frame>
        <draw:line draw:style-name="gr5" draw:text-style-name="P1" draw:layer="layout" svg:x1="24.114cm" svg:y1="25.511cm" svg:x2="21.828cm" svg:y2="28.432cm">
          <text:p/>
        </draw:line>
        <draw:line draw:style-name="gr5" draw:text-style-name="P1" draw:layer="layout" svg:x1="23.987cm" svg:y1="36.179cm" svg:x2="21.701cm" svg:y2="31.353cm">
          <text:p/>
        </draw:line>
        <draw:custom-shape draw:style-name="gr14" draw:text-style-name="P10" xml:id="id2" draw:id="id2" draw:layer="layout" svg:width="0.381cm" svg:height="0.381cm" svg:x="13.065cm" svg:y="38.592cm">
          <text:p/>
          <draw:enhanced-geometry svg:viewBox="0 0 21600 21600" draw:type="rectangle" draw:enhanced-path="M 0 0 L 21600 0 21600 21600 0 21600 0 0 Z N"/>
        </draw:custom-shape>
        <draw:connector draw:style-name="gr15" draw:text-style-name="P2" draw:layer="layout" draw:line-skew="0.272cm 1.924cm" svg:x1="11.541cm" svg:y1="37.64cm" svg:x2="13.255cm" svg:y2="38.592cm" draw:start-shape="id1" draw:start-glue-point="5" draw:end-shape="id2" draw:end-glue-point="0" svg:d="M11541 37640h-254v1079h1968v-127" svg:viewBox="0 0 1969 1080">
          <text:p/>
        </draw:connector>
        <draw:custom-shape draw:style-name="gr16" draw:text-style-name="P11" xml:id="id3" draw:id="id3" draw:layer="layout" svg:width="4.826cm" svg:height="0.635cm" svg:x="15.44cm" svg:y="39.354cm">
          <text:p text:style-name="P2"><text:span text:style-name="T1">BatteryisLow_occu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0" xml:id="id4" draw:id="id4" draw:layer="layout" svg:width="0.381cm" svg:height="0.381cm" svg:x="17.51cm" svg:y="38.4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2" draw:layer="layout" draw:line-skew="0.272cm 1.009cm" svg:x1="15.44cm" svg:y1="39.672cm" svg:x2="17.7cm" svg:y2="38.465cm" draw:start-shape="id3" draw:start-glue-point="5" draw:end-shape="id4" draw:end-glue-point="0" svg:d="M15440 39672h-254v-699h2514v-508" svg:viewBox="0 0 2515 1208">
          <text:p/>
        </draw:connector>
        <draw:custom-shape draw:style-name="gr16" draw:text-style-name="P11" xml:id="id5" draw:id="id5" draw:layer="layout" svg:width="2.159cm" svg:height="0.635cm" svg:x="23.606cm" svg:y="37.195cm">
          <text:p text:style-name="P2"><text:span text:style-name="T1">ms_tick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10" xml:id="id6" draw:id="id6" draw:layer="layout" svg:width="0.381cm" svg:height="0.381cm" svg:x="22.336cm" svg:y="37.322cm">
          <text:p/>
          <draw:enhanced-geometry svg:viewBox="0 0 21600 21600" draw:type="rectangle" draw:enhanced-path="M 0 0 L 21600 0 21600 21600 0 21600 0 0 Z N"/>
        </draw:custom-shape>
        <draw:connector draw:style-name="gr15" draw:text-style-name="P2" draw:layer="layout" draw:line-skew="1.771cm 1.162cm" svg:x1="23.606cm" svg:y1="37.513cm" svg:x2="22.526cm" svg:y2="37.322cm" draw:start-shape="id5" draw:start-glue-point="5" draw:end-shape="id6" draw:end-glue-point="0" svg:d="M23606 37513v317h-1080v-508" svg:viewBox="0 0 1081 509">
          <text:p/>
        </draw:connector>
        <draw:custom-shape draw:style-name="gr16" draw:text-style-name="P11" xml:id="id7" draw:id="id7" draw:layer="layout" svg:width="5.334cm" svg:height="0.635cm" svg:x="18.526cm" svg:y="34.655cm">
          <text:p text:style-name="P2"><text:span text:style-name="T1">doJPEG2000_finishActivit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10" xml:id="id8" draw:id="id8" draw:layer="layout" svg:width="0.381cm" svg:height="0.381cm" svg:x="25.892cm" svg:y="35.544cm">
          <text:p/>
          <draw:enhanced-geometry svg:viewBox="0 0 21600 21600" draw:type="rectangle" draw:enhanced-path="M 0 0 L 21600 0 21600 21600 0 21600 0 0 Z N"/>
        </draw:custom-shape>
        <draw:connector draw:style-name="gr15" draw:text-style-name="P2" draw:layer="layout" svg:x1="23.86cm" svg:y1="34.973cm" svg:x2="26.082cm" svg:y2="35.544cm" draw:start-shape="id7" draw:start-glue-point="7" draw:end-shape="id8" draw:end-glue-point="0" svg:d="M23860 34973h2222v571" svg:viewBox="0 0 2223 572">
          <text:p/>
        </draw:connector>
        <draw:custom-shape draw:style-name="gr16" draw:text-style-name="P11" xml:id="id9" draw:id="id9" draw:layer="layout" svg:width="5.08cm" svg:height="0.635cm" svg:x="23.987cm" svg:y="24.622cm">
          <text:p text:style-name="P2"><text:span text:style-name="T1">doJPEG2000_startActivi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0" xml:id="id10" draw:id="id10" draw:layer="layout" svg:width="0.381cm" svg:height="0.381cm" svg:x="25.892cm" svg:y="26.527cm">
          <text:p/>
          <draw:enhanced-geometry svg:viewBox="0 0 21600 21600" draw:type="rectangle" draw:enhanced-path="M 0 0 L 21600 0 21600 21600 0 21600 0 0 Z N"/>
        </draw:custom-shape>
        <draw:connector draw:style-name="gr15" draw:text-style-name="P2" draw:layer="layout" svg:x1="29.067cm" svg:y1="24.94cm" svg:x2="26.273cm" svg:y2="26.717cm" draw:start-shape="id9" draw:start-glue-point="7" draw:end-shape="id10" draw:end-glue-point="1" svg:d="M29067 24940h527v1777h-3321" svg:viewBox="0 0 3322 1778">
          <text:p/>
        </draw:connector>
        <draw:custom-shape draw:style-name="gr16" draw:text-style-name="P11" xml:id="id11" draw:id="id11" draw:layer="layout" svg:width="4.826cm" svg:height="0.635cm" svg:x="14.189cm" svg:y="27.035cm">
          <text:p text:style-name="P2"><text:span text:style-name="T1">BatteryisHigh_enter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0" xml:id="id12" draw:id="id12" draw:layer="layout" svg:width="0.381cm" svg:height="0.381cm" svg:x="20.685cm" svg:y="28.559cm">
          <text:p/>
          <draw:enhanced-geometry svg:viewBox="0 0 21600 21600" draw:type="rectangle" draw:enhanced-path="M 0 0 L 21600 0 21600 21600 0 21600 0 0 Z N"/>
        </draw:custom-shape>
        <draw:connector draw:style-name="gr15" draw:text-style-name="P2" draw:layer="layout" svg:x1="19.015cm" svg:y1="27.353cm" svg:x2="20.875cm" svg:y2="28.559cm" draw:start-shape="id11" draw:start-glue-point="7" draw:end-shape="id12" draw:end-glue-point="0" svg:d="M19015 27353h1860v1206" svg:viewBox="0 0 1861 1207">
          <text:p/>
        </draw:connector>
        <draw:custom-shape draw:style-name="gr16" draw:text-style-name="P11" xml:id="id13" draw:id="id13" draw:layer="layout" svg:width="4.826cm" svg:height="0.635cm" svg:x="14.843cm" svg:y="30.21cm">
          <text:p text:style-name="P2"><text:span text:style-name="T1">BatteryisHigh_leav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0" xml:id="id14" draw:id="id14" draw:layer="layout" svg:width="0.381cm" svg:height="0.381cm" svg:x="20.685cm" svg:y="30.718cm">
          <text:p/>
          <draw:enhanced-geometry svg:viewBox="0 0 21600 21600" draw:type="rectangle" draw:enhanced-path="M 0 0 L 21600 0 21600 21600 0 21600 0 0 Z N"/>
        </draw:custom-shape>
        <draw:connector draw:style-name="gr15" draw:text-style-name="P2" draw:layer="layout" draw:line-skew="-0.245cm -1.388cm 1.136cm" svg:x1="17.256cm" svg:y1="30.845cm" svg:x2="20.875cm" svg:y2="30.718cm" draw:start-shape="id13" draw:start-glue-point="6" draw:end-shape="id14" draw:end-glue-point="0" svg:d="M17256 30845v508h2921 698v-635" svg:viewBox="0 0 3620 636">
          <text:p/>
        </draw:connector>
        <draw:custom-shape draw:style-name="gr16" draw:text-style-name="P11" xml:id="id15" draw:id="id15" draw:layer="layout" svg:width="4.826cm" svg:height="0.635cm" svg:x="14.081cm" svg:y="22.055cm">
          <text:p text:style-name="P2"><text:span text:style-name="T1">BatteryisHigh_startAc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0" xml:id="id16" draw:id="id16" draw:layer="layout" svg:width="0.381cm" svg:height="0.381cm" svg:x="18.526cm" svg:y="24.314cm">
          <text:p/>
          <draw:enhanced-geometry svg:viewBox="0 0 21600 21600" draw:type="rectangle" draw:enhanced-path="M 0 0 L 21600 0 21600 21600 0 21600 0 0 Z N"/>
        </draw:custom-shape>
        <draw:connector draw:style-name="gr15" draw:text-style-name="P2" draw:layer="layout" svg:x1="16.494cm" svg:y1="22.69cm" svg:x2="18.526cm" svg:y2="24.504cm" draw:start-shape="id15" draw:start-glue-point="6" draw:end-shape="id16" draw:end-glue-point="3" svg:d="M16494 22690v1814h2032" svg:viewBox="0 0 2033 1815">
          <text:p/>
        </draw:connector>
        <draw:custom-shape draw:style-name="gr16" draw:text-style-name="P11" xml:id="id17" draw:id="id17" draw:layer="layout" svg:width="4.826cm" svg:height="0.635cm" svg:x="23.606cm" svg:y="22.209cm">
          <text:p text:style-name="P2"><text:span text:style-name="T1">BatteryisLow_startAc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0" xml:id="id18" draw:id="id18" draw:layer="layout" svg:width="0.381cm" svg:height="0.381cm" svg:x="23.098cm" svg:y="24.16cm">
          <text:p/>
          <draw:enhanced-geometry svg:viewBox="0 0 21600 21600" draw:type="rectangle" draw:enhanced-path="M 0 0 L 21600 0 21600 21600 0 21600 0 0 Z N"/>
        </draw:custom-shape>
        <draw:connector draw:style-name="gr15" draw:text-style-name="P2" draw:layer="layout" svg:x1="26.019cm" svg:y1="22.844cm" svg:x2="23.479cm" svg:y2="24.35cm" draw:start-shape="id17" draw:start-glue-point="6" draw:end-shape="id18" draw:end-glue-point="1" svg:d="M26019 22844v1506h-2540" svg:viewBox="0 0 2541 1507">
          <text:p/>
        </draw:connector>
        <draw:frame draw:style-name="gr1" draw:text-style-name="P1" draw:layer="layout" svg:width="5.37cm" svg:height="11.403cm" svg:x="5.064cm" svg:y="30.845cm">
          <draw:image xlink:href="Pictures/10000000000000CB000001AFFACF3E5A.jpg" xlink:type="simple" xlink:show="embed" xlink:actuate="onLoad">
            <text:p/>
          </draw:image>
        </draw:frame>
        <draw:line draw:style-name="gr5" draw:text-style-name="P1" draw:layer="layout" svg:x1="10.017cm" svg:y1="31.353cm" svg:x2="12.049cm" svg:y2="34.02cm">
          <text:p/>
        </draw:line>
        <draw:line draw:style-name="gr5" draw:text-style-name="P1" draw:layer="layout" svg:x1="10.017cm" svg:y1="41.894cm" svg:x2="12.303cm" svg:y2="36.941cm">
          <text:p/>
        </draw:line>
        <draw:custom-shape draw:style-name="gr16" draw:text-style-name="P11" xml:id="id1" draw:id="id1" draw:layer="layout" svg:width="4.826cm" svg:height="0.635cm" svg:x="11.541cm" svg:y="37.322cm">
          <text:p text:style-name="P2"><text:span text:style-name="T1">BatteryisHigh_occu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1" xml:id="id19" draw:id="id19" draw:layer="layout" svg:width="4.826cm" svg:height="0.635cm" svg:x="7.223cm" svg:y="29.448cm">
          <text:p text:style-name="P2"><text:span text:style-name="T1">doJPEG_startActivi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5" draw:text-style-name="P2" draw:layer="layout" svg:x1="7.223cm" svg:y1="29.766cm" svg:x2="7.477cm" svg:y2="32.432cm" draw:start-shape="id19" draw:start-glue-point="5" draw:end-shape="id20" draw:end-glue-point="3" svg:d="M7223 29766h-526v2666h780" svg:viewBox="0 0 781 2667">
          <text:p/>
        </draw:connector>
        <draw:custom-shape draw:style-name="gr18" draw:text-style-name="P10" xml:id="id20" draw:id="id20" draw:layer="layout" svg:width="0.381cm" svg:height="0.381cm" svg:x="7.477cm" svg:y="32.24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xml:id="id21" draw:id="id21" draw:layer="layout" svg:width="4.826cm" svg:height="0.635cm" svg:x="9.382cm" svg:y="41.767cm">
          <text:p text:style-name="P2"><text:span text:style-name="T1">doJPEG_finishActivi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5" draw:text-style-name="P2" draw:layer="layout" svg:x1="9.382cm" svg:y1="42.085cm" svg:x2="7.35cm" svg:y2="41.322cm" draw:start-shape="id21" draw:start-glue-point="5" draw:end-shape="id22" draw:end-glue-point="3" svg:d="M9382 42085h-2533v-763h501" svg:viewBox="0 0 2534 764">
          <text:p/>
        </draw:connector>
        <draw:custom-shape draw:style-name="gr18" draw:text-style-name="P10" xml:id="id22" draw:id="id22" draw:layer="layout" svg:width="0.381cm" svg:height="0.381cm" svg:x="7.35cm" svg:y="41.132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frame draw:style-name="gr12" draw:text-style-name="P1" draw:layer="layout" svg:width="11.826cm" svg:height="14.26cm" svg:x="11.209cm" svg:y="25.235cm">
          <draw:image xlink:href="Pictures/10000201000001BF0000021B5284312E.png" xlink:type="simple" xlink:show="embed" xlink:actuate="onLoad">
            <text:p/>
          </draw:image>
        </draw:frame>
        <draw:frame draw:style-name="gr19" draw:text-style-name="P13" draw:layer="layout" svg:width="4.037cm" svg:height="0.692cm" svg:x="14.526cm" svg:y="25.262cm">
          <draw:text-box>
            <text:p text:style-name="P12"><text:span text:style-name="T3">CameraControl</text:span></text:p>
          </draw:text-box>
        </draw:frame>
        <draw:frame draw:style-name="gr20" draw:text-style-name="P1" draw:layer="layout" svg:width="5.37cm" svg:height="11.403cm" svg:x="23.479cm" svg:y="25.157cm">
          <draw:image xlink:href="Pictures/10000000000000CB000001AF18F53803.jpg" xlink:type="simple" xlink:show="embed" xlink:actuate="onLoad">
            <text:p/>
          </draw:image>
        </draw:frame>
        <draw:line draw:style-name="gr5" draw:text-style-name="P1" draw:layer="layout" svg:x1="24.114cm" svg:y1="25.511cm" svg:x2="21.828cm" svg:y2="28.432cm">
          <text:p/>
        </draw:line>
        <draw:line draw:style-name="gr5" draw:text-style-name="P1" draw:layer="layout" svg:x1="23.987cm" svg:y1="36.179cm" svg:x2="21.701cm" svg:y2="31.353cm">
          <text:p/>
        </draw:line>
        <draw:custom-shape draw:style-name="gr21" draw:text-style-name="P11" xml:id="id23" draw:id="id23" draw:layer="layout" svg:width="2.159cm" svg:height="0.635cm" svg:x="23.606cm" svg:y="37.195cm">
          <text:p text:style-name="P12"><text:span text:style-name="T1">ms_tick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2" draw:text-style-name="P10" xml:id="id24" draw:id="id24" draw:layer="layout" svg:width="0.381cm" svg:height="0.381cm" svg:x="22.336cm" svg:y="37.322cm">
          <text:p/>
          <draw:enhanced-geometry svg:viewBox="0 0 21600 21600" draw:type="rectangle" draw:enhanced-path="M 0 0 L 21600 0 21600 21600 0 21600 0 0 Z N"/>
        </draw:custom-shape>
        <draw:connector draw:style-name="gr23" draw:text-style-name="P2" draw:layer="layout" draw:line-skew="1.771cm 1.162cm" svg:x1="23.606cm" svg:y1="37.513cm" svg:x2="22.526cm" svg:y2="37.322cm" draw:start-shape="id23" draw:start-glue-point="5" draw:end-shape="id24" draw:end-glue-point="0" svg:d="M23606 37513v317h-1080v-508" svg:viewBox="0 0 1081 509">
          <text:p/>
        </draw:connector>
        <draw:custom-shape draw:style-name="gr24" draw:text-style-name="P11" xml:id="id25" draw:id="id25" draw:layer="layout" svg:width="5.334cm" svg:height="0.635cm" svg:x="18.526cm" svg:y="34.655cm">
          <text:p text:style-name="P12"><text:span text:style-name="T1">doJPEG2000_finishActivit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2" draw:text-style-name="P10" xml:id="id26" draw:id="id26" draw:layer="layout" svg:width="0.381cm" svg:height="0.381cm" svg:x="25.892cm" svg:y="35.544cm">
          <text:p/>
          <draw:enhanced-geometry svg:viewBox="0 0 21600 21600" draw:type="rectangle" draw:enhanced-path="M 0 0 L 21600 0 21600 21600 0 21600 0 0 Z N"/>
        </draw:custom-shape>
        <draw:connector draw:style-name="gr23" draw:text-style-name="P2" draw:layer="layout" svg:x1="23.86cm" svg:y1="34.973cm" svg:x2="26.082cm" svg:y2="35.544cm" draw:start-shape="id25" draw:start-glue-point="7" draw:end-shape="id26" draw:end-glue-point="0" svg:d="M23860 34973h2222v571" svg:viewBox="0 0 2223 572">
          <text:p/>
        </draw:connector>
        <draw:custom-shape draw:style-name="gr25" draw:text-style-name="P11" xml:id="id27" draw:id="id27" draw:layer="layout" svg:width="5.08cm" svg:height="0.635cm" svg:x="23.987cm" svg:y="24.622cm">
          <text:p text:style-name="P12"><text:span text:style-name="T1">doJPEG2000_startActivi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10" xml:id="id28" draw:id="id28" draw:layer="layout" svg:width="0.381cm" svg:height="0.381cm" svg:x="25.892cm" svg:y="26.527cm">
          <text:p/>
          <draw:enhanced-geometry svg:viewBox="0 0 21600 21600" draw:type="rectangle" draw:enhanced-path="M 0 0 L 21600 0 21600 21600 0 21600 0 0 Z N"/>
        </draw:custom-shape>
        <draw:connector draw:style-name="gr23" draw:text-style-name="P2" draw:layer="layout" svg:x1="29.067cm" svg:y1="24.94cm" svg:x2="26.273cm" svg:y2="26.717cm" draw:start-shape="id27" draw:start-glue-point="7" draw:end-shape="id28" draw:end-glue-point="1" svg:d="M29067 24940h527v1777h-3321" svg:viewBox="0 0 3322 1778">
          <text:p/>
        </draw:connector>
        <draw:custom-shape draw:style-name="gr26" draw:text-style-name="P11" xml:id="id29" draw:id="id29" draw:layer="layout" svg:width="4.826cm" svg:height="0.635cm" svg:x="14.189cm" svg:y="27.035cm">
          <text:p text:style-name="P12"><text:span text:style-name="T1">BatteryHigh_enter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10" xml:id="id30" draw:id="id30" draw:layer="layout" svg:width="0.381cm" svg:height="0.381cm" svg:x="20.685cm" svg:y="28.559cm">
          <text:p/>
          <draw:enhanced-geometry svg:viewBox="0 0 21600 21600" draw:type="rectangle" draw:enhanced-path="M 0 0 L 21600 0 21600 21600 0 21600 0 0 Z N"/>
        </draw:custom-shape>
        <draw:connector draw:style-name="gr23" draw:text-style-name="P2" draw:layer="layout" svg:x1="19.015cm" svg:y1="27.353cm" svg:x2="20.875cm" svg:y2="28.559cm" draw:start-shape="id29" draw:start-glue-point="7" draw:end-shape="id30" draw:end-glue-point="0" svg:d="M19015 27353h1860v1206" svg:viewBox="0 0 1861 1207">
          <text:p/>
        </draw:connector>
        <draw:custom-shape draw:style-name="gr26" draw:text-style-name="P11" xml:id="id31" draw:id="id31" draw:layer="layout" svg:width="4.826cm" svg:height="0.635cm" svg:x="14.843cm" svg:y="30.21cm">
          <text:p text:style-name="P12"><text:span text:style-name="T1">BatteryHigh_leav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10" xml:id="id32" draw:id="id32" draw:layer="layout" svg:width="0.381cm" svg:height="0.381cm" svg:x="20.685cm" svg:y="30.718cm">
          <text:p/>
          <draw:enhanced-geometry svg:viewBox="0 0 21600 21600" draw:type="rectangle" draw:enhanced-path="M 0 0 L 21600 0 21600 21600 0 21600 0 0 Z N"/>
        </draw:custom-shape>
        <draw:connector draw:style-name="gr23" draw:text-style-name="P2" draw:layer="layout" draw:line-skew="-0.245cm -1.388cm 1.136cm" svg:x1="17.256cm" svg:y1="30.845cm" svg:x2="20.875cm" svg:y2="30.718cm" draw:start-shape="id31" draw:start-glue-point="6" draw:end-shape="id32" draw:end-glue-point="0" svg:d="M17256 30845v508h2921 698v-635" svg:viewBox="0 0 3620 636">
          <text:p/>
        </draw:connector>
        <draw:frame draw:style-name="gr20" draw:text-style-name="P1" draw:layer="layout" svg:width="5.37cm" svg:height="11.403cm" svg:x="5.064cm" svg:y="30.845cm">
          <draw:image xlink:href="Pictures/10000000000000CB000001AFFACF3E5A.jpg" xlink:type="simple" xlink:show="embed" xlink:actuate="onLoad">
            <text:p/>
          </draw:image>
        </draw:frame>
        <draw:line draw:style-name="gr5" draw:text-style-name="P1" draw:layer="layout" svg:x1="10.017cm" svg:y1="31.353cm" svg:x2="12.049cm" svg:y2="34.02cm">
          <text:p/>
        </draw:line>
        <draw:line draw:style-name="gr5" draw:text-style-name="P1" draw:layer="layout" svg:x1="10.017cm" svg:y1="41.894cm" svg:x2="12.303cm" svg:y2="36.941cm">
          <text:p/>
        </draw:line>
        <draw:custom-shape draw:style-name="gr26" draw:text-style-name="P11" xml:id="id33" draw:id="id33" draw:layer="layout" svg:width="4.826cm" svg:height="0.635cm" svg:x="7.223cm" svg:y="29.448cm">
          <text:p text:style-name="P12"><text:span text:style-name="T1">doJPEG_startActivi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3" draw:text-style-name="P2" draw:layer="layout" svg:x1="7.223cm" svg:y1="29.766cm" svg:x2="7.477cm" svg:y2="32.432cm" draw:start-shape="id33" draw:start-glue-point="5" draw:end-shape="id34" draw:end-glue-point="3" svg:d="M7223 29766h-526v2666h780" svg:viewBox="0 0 781 2667">
          <text:p/>
        </draw:connector>
        <draw:custom-shape draw:style-name="gr22" draw:text-style-name="P10" xml:id="id34" draw:id="id34" draw:layer="layout" svg:width="0.381cm" svg:height="0.381cm" svg:x="7.477cm" svg:y="32.24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1" xml:id="id35" draw:id="id35" draw:layer="layout" svg:width="4.826cm" svg:height="0.635cm" svg:x="9.382cm" svg:y="41.767cm">
          <text:p text:style-name="P12"><text:span text:style-name="T1">doJPEG_finishActivi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3" draw:text-style-name="P2" draw:layer="layout" svg:x1="9.382cm" svg:y1="42.085cm" svg:x2="7.35cm" svg:y2="41.322cm" draw:start-shape="id35" draw:start-glue-point="5" draw:end-shape="id36" draw:end-glue-point="3" svg:d="M9382 42085h-2533v-763h501" svg:viewBox="0 0 2534 764">
          <text:p/>
        </draw:connector>
        <draw:custom-shape draw:style-name="gr22" draw:text-style-name="P10" xml:id="id36" draw:id="id36" draw:layer="layout" svg:width="0.381cm" svg:height="0.381cm" svg:x="7.35cm" svg:y="41.13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1" xml:id="id37" draw:id="id37" draw:layer="layout" svg:width="4.826cm" svg:height="0.635cm" svg:x="12.919cm" svg:y="32.623cm">
          <text:p text:style-name="P12"><text:span text:style-name="T1">BatteryLow_enter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10" xml:id="id38" draw:id="id38" draw:layer="layout" svg:width="0.381cm" svg:height="0.381cm" svg:x="13.065cm" svg:y="33.893cm">
          <text:p/>
          <draw:enhanced-geometry svg:viewBox="0 0 21600 21600" draw:type="rectangle" draw:enhanced-path="M 0 0 L 21600 0 21600 21600 0 21600 0 0 Z N"/>
        </draw:custom-shape>
        <draw:connector draw:style-name="gr23" draw:text-style-name="P2" draw:layer="layout" svg:x1="12.919cm" svg:y1="32.941cm" svg:x2="13.065cm" svg:y2="34.083cm" draw:start-shape="id37" draw:start-glue-point="5" draw:end-shape="id38" draw:end-glue-point="3" svg:d="M12919 32941h-526v1142h672" svg:viewBox="0 0 673 1143">
          <text:p/>
        </draw:connector>
        <draw:custom-shape draw:style-name="gr26" draw:text-style-name="P11" xml:id="id39" draw:id="id39" draw:layer="layout" svg:width="4.826cm" svg:height="0.635cm" svg:x="13.319cm" svg:y="37.449cm">
          <text:p text:style-name="P12"><text:span text:style-name="T1">BatteryLow_enter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10" xml:id="id40" draw:id="id40" draw:layer="layout" svg:width="0.381cm" svg:height="0.381cm" svg:x="13.065cm" svg:y="36.433cm">
          <text:p/>
          <draw:enhanced-geometry svg:viewBox="0 0 21600 21600" draw:type="rectangle" draw:enhanced-path="M 0 0 L 21600 0 21600 21600 0 21600 0 0 Z N"/>
        </draw:custom-shape>
        <draw:connector draw:style-name="gr23" draw:text-style-name="P2" draw:layer="layout" svg:x1="13.319cm" svg:y1="37.767cm" svg:x2="13.065cm" svg:y2="36.623cm" draw:start-shape="id39" draw:start-glue-point="5" draw:end-shape="id40" draw:end-glue-point="3" svg:d="M13319 37767h-755v-1144h501" svg:viewBox="0 0 756 1145">
          <text:p/>
        </draw:connector>
      </draw:page>
      <draw:page draw:name="page5" draw:style-name="dp1" draw:master-page-name="Default">
        <draw:frame draw:style-name="gr1" draw:text-style-name="P1" draw:layer="layout" svg:width="10.133cm" svg:height="10.133cm" svg:x="2.043cm" svg:y="3.032cm">
          <draw:image xlink:href="Pictures/100000000000017F0000017FC33D7BAD.jpg" xlink:type="simple" xlink:show="embed" xlink:actuate="onLoad">
            <text:p/>
          </draw:image>
        </draw:frame>
        <draw:frame draw:style-name="gr27" draw:text-style-name="P1" draw:layer="layout" svg:width="6.476cm" svg:height="14.26cm" svg:x="16.876cm" svg:y="2.019cm">
          <draw:image xlink:href="Pictures/10000000000001110000021B93CCF116.jpg" xlink:type="simple" xlink:show="embed" xlink:actuate="onLoad">
            <text:p/>
          </draw:image>
        </draw:frame>
        <draw:custom-shape draw:style-name="gr28" draw:text-style-name="P14" xml:id="id42" draw:id="id42" draw:layer="layout" svg:width="3.048cm" svg:height="0.508cm" svg:x="8.593cm" svg:y="9.913cm">
          <text:p text:style-name="P2"><text:span text:style-name="T1">unlock_occurs</text:span></text:p>
          <draw:enhanced-geometry svg:viewBox="0 0 21600 21600" draw:mirror-horizontal="false" draw:type="line-callout-2" draw:modifiers="-17243.1616923581 67006.6797642436 -17151.0659232535 23806.6797642436 -1771.07248278124 23382.318271119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9" draw:text-style-name="P15" xml:id="id45" draw:id="id45" draw:layer="layout" svg:width="3.94cm" svg:height="0.508cm" svg:x="3.918cm" svg:y="13.296cm">
          <text:p text:style-name="P2"><text:span text:style-name="T1">coffeeDone_occurs</text:span></text:p>
          <draw:enhanced-geometry svg:viewBox="0 0 21600 21600" draw:mirror-horizontal="false" draw:type="line-callout-2" draw:modifiers="-4510.73331641715 -43284.8722986248 -4442.94308190653 22788.2121807466 -1353.76807916772 23382.318271119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" draw:text-style-name="P3" xml:id="id43" draw:id="id43" draw:layer="layout" svg:width="3.683cm" svg:height="0.508cm" svg:x="14.028cm" svg:y="9.897cm">
          <text:p text:style-name="P2"><text:span text:style-name="T1">unlock_startAction</text:span></text:p>
          <draw:enhanced-geometry svg:viewBox="0 0 21600 21600" draw:mirror-horizontal="true" draw:type="line-callout-2" draw:modifiers="-7434.52768729642 -154891.944990177 -1583.06188925081 -155019.253438114 -1430.61889250814 23509.62671905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" draw:text-style-name="P14" xml:id="id46" draw:id="id46" draw:layer="layout" svg:width="4.699cm" svg:height="0.508cm" svg:x="13.169cm" svg:y="13.296cm">
          <text:p text:style-name="P2"><text:span text:style-name="T1">coffeeDone_startAction</text:span></text:p>
          <draw:enhanced-geometry svg:viewBox="0 0 21600 21600" draw:mirror-horizontal="true" draw:type="line-callout-2" draw:modifiers="-2895.31914893617 22830.6483300589 -3704.17021276596 22830.6483300589 -1148.93617021277 23509.62671905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0" draw:text-style-name="P16" xml:id="id44" draw:id="id44" draw:layer="layout" svg:width="1.17cm" svg:height="1.062cm" svg:x="9.89cm" svg:y="13.019cm">
          <text:p text:style-name="P2"><text:span text:style-name="T5">rendez</text:span></text:p>
          <text:p text:style-name="P2"><text:span text:style-name="T5">vou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6" xml:id="id41" draw:id="id41" draw:layer="layout" svg:width="1.17cm" svg:height="1.062cm" svg:x="12.276cm" svg:y="9.636cm">
          <text:p text:style-name="P2"><text:span text:style-name="T5">rendez</text:span></text:p>
          <text:p text:style-name="P2"><text:span text:style-name="T5">vou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1" draw:text-style-name="P1" draw:layer="layout" svg:x1="12.276cm" svg:y1="10.167cm" svg:x2="11.641cm" svg:y2="10.167cm" draw:start-shape="id41" draw:start-glue-point="6" draw:end-shape="id42" draw:end-glue-point="1" svg:d="M12276 10167h-635" svg:viewBox="0 0 636 1">
          <text:p/>
        </draw:connector>
        <draw:connector draw:style-name="gr31" draw:text-style-name="P1" draw:layer="layout" svg:x1="13.446cm" svg:y1="10.167cm" svg:x2="14.029cm" svg:y2="10.151cm" draw:start-shape="id41" draw:start-glue-point="10" draw:end-shape="id43" draw:end-glue-point="3" svg:d="M13446 10167h279v-16h304" svg:viewBox="0 0 584 17">
          <text:p/>
        </draw:connector>
        <draw:connector draw:style-name="gr31" draw:text-style-name="P1" draw:layer="layout" svg:x1="9.89cm" svg:y1="13.55cm" svg:x2="7.858cm" svg:y2="13.55cm" draw:start-shape="id44" draw:start-glue-point="6" draw:end-shape="id45" draw:end-glue-point="1" svg:d="M9890 13550h-2032" svg:viewBox="0 0 2033 1">
          <text:p/>
        </draw:connector>
        <draw:connector draw:style-name="gr31" draw:text-style-name="P1" draw:layer="layout" svg:x1="11.06cm" svg:y1="13.55cm" svg:x2="13.17cm" svg:y2="13.55cm" draw:start-shape="id44" draw:start-glue-point="10" draw:end-shape="id46" draw:end-glue-point="3" svg:d="M11060 13550h2110" svg:viewBox="0 0 2111 1">
          <text:p/>
        </draw:connector>
      </draw:page>
      <draw:page draw:name="page6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veryPaleBlue" draw:style="linear" draw:start-color="#ffffff" draw:end-color="#e6e6ff" draw:start-intensity="100%" draw:end-intensity="100%" draw:angle="300" draw:border="0%"/>
    <draw:marker draw:name="Arrow" svg:viewBox="0 0 20 30" svg:d="M10 0l-10 30h20z"/>
    <draw:marker draw:name="Square" svg:viewBox="0 0 10 10" svg:d="M0 0h10v10h-1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2T00:19:57</meta:creation-date>
    <dc:date>2015-10-19T13:51:59.108635780</dc:date>
    <meta:editing-duration>PT3H54M26S</meta:editing-duration>
    <meta:editing-cycles>59</meta:editing-cycles>
    <meta:generator>LibreOffice/4.4.3.2$Linux_X86_64 LibreOffice_project/40m0$Build-2</meta:generator>
    <dc:creator>mvara </dc:creator>
    <meta:document-statistic meta:object-count="124"/>
  </office:meta>
</office:document-meta>
</file>